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ODIFICACIÓN ÍNTERPRETE DE PIL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Operación</text:p>
          </table:table-cell>
          <table:table-cell table:style-name="ce2" office:value-type="string">
            <text:p>Cod</text:p>
          </table:table-cell>
          <table:table-cell office:value-type="string">
            <text:p>#args</text:p>
          </table:table-cell>
          <table:table-cell/>
          <table:table-cell table:style-name="ce2" office:value-type="string">
            <text:p>Tipo arg</text:p>
          </table:table-cell>
          <table:table-cell table:style-name="ce2" office:value-type="string">
            <text:p>Cod</text:p>
          </table:table-cell>
          <table:table-cell table:style-name="ce2" office:value-type="string">
            <text:p>Tamaño (bytes)</text:p>
          </table:table-cell>
        </table:table-row>
        <table:table-row table:style-name="ro1">
          <table:table-cell table:style-name="ce3" office:value-type="string">
            <text:p>stop/error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3" office:value-type="string">
            <text:p>error/desc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</table:table-row>
        <table:table-row table:style-name="ro1">
          <table:table-cell office:value-type="string">
            <text:p>apila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boolea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pilar-di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charact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desapil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natur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desapilar-di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integer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men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floa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mayo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enor-i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ayor-i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igua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-igu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uma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t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ultiplica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ivid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odulo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enos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h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hr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ast-int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ast-char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ast-floa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10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5">05/12/2009</text:date>, <text:time>10:5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09-11-29T18:42:10</meta:creation-date>
    <dc:date>2009-12-05T10:58:18</dc:date>
    <dc:creator>Hector </dc:creator>
    <meta:editing-duration>PT00H04M55S</meta:editing-duration>
    <meta:editing-cycles>3</meta:editing-cycles>
    <meta:generator>OpenOffice.org/3.1$Linux OpenOffice.org_project/310m21$Build-9319</meta:generator>
    <meta:printed-by>Hector </meta:printed-by>
    <meta:print-date>2009-11-29T19:40:55</meta:print-date>
    <meta:document-statistic meta:table-count="3" meta:cell-count="100" meta:object-count="0"/>
  </office:meta>
</office:document-meta>
</file>